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amplerContext.JavaSamplerContext( Arguments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Context.contains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Context.getLongParameter( String name , lo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SamplerContext.getIntParameter( String name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SamplerContext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Context.getParameterNam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amplerContext.getParameter( String name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SamplerContext.getLong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SamplerContext.getIn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